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/>
      <style:text-properties officeooo:rsid="000f6e7f" officeooo:paragraph-rsid="000f6e7f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officeooo:rsid="000bf3aa" officeooo:paragraph-rsid="000bf3aa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0bf3aa" officeooo:paragraph-rsid="000f6e7f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1111f4" officeooo:paragraph-rsid="001111f4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12179f" officeooo:paragraph-rsid="0012179f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12179f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0f6e7f" officeooo:paragraph-rsid="000f6e7f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37fee" officeooo:paragraph-rsid="00137fe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51a1b" officeooo:paragraph-rsid="00151a1b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70139" officeooo:paragraph-rsid="00170139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ca0f8" officeooo:paragraph-rsid="001ca0f8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9a48b" officeooo:paragraph-rsid="0019a48b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a172f" officeooo:paragraph-rsid="001a172f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ddd5e" officeooo:paragraph-rsid="001ddd5e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ddd5e" officeooo:paragraph-rsid="00245ae1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1fa436" officeooo:paragraph-rsid="001fa436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2d312" officeooo:paragraph-rsid="0022d312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2feab" officeooo:paragraph-rsid="0022feab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45ae1" officeooo:paragraph-rsid="00245ae1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language="ru" fo:country="RU" officeooo:rsid="00249a95" officeooo:paragraph-rsid="00249a95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language="en" fo:country="US" officeooo:rsid="001a172f" officeooo:paragraph-rsid="001a172f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language="en" fo:country="US" officeooo:rsid="001fa436" officeooo:paragraph-rsid="001fa436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language="en" fo:country="US" officeooo:rsid="0022695d" officeooo:paragraph-rsid="0022695d"/>
    </style:style>
    <style:style style:name="T1" style:family="text">
      <style:text-properties fo:language="en" fo:country="US"/>
    </style:style>
    <style:style style:name="T2" style:family="text">
      <style:text-properties officeooo:rsid="0017013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1643"/>
    </style:style>
    <style:style style:name="T5" style:family="text">
      <style:text-properties officeooo:rsid="001c1643"/>
    </style:style>
    <style:style style:name="T6" style:family="text">
      <style:text-properties officeooo:rsid="001ca0f8"/>
    </style:style>
    <style:style style:name="T7" style:family="text">
      <style:text-properties officeooo:rsid="0012179f"/>
    </style:style>
    <style:style style:name="T8" style:family="text">
      <style:text-properties officeooo:rsid="0022d312"/>
    </style:style>
    <style:style style:name="T9" style:family="text">
      <style:text-properties officeooo:rsid="00249a95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Курс «CAUTTDD01 Модульное тестирование и TDD»</text:p>
      <text:list xml:id="list2497898180" text:style-name="L1">
        <text:list-item>
          <text:p text:style-name="P1">Введение.</text:p>
          <text:list>
            <text:list-item>
              <text:p text:style-name="P2">Определение процесса тестирования согласно IEEE 1490-2003 <text:span text:style-name="T1">(SWEBOK V3)</text:span>.</text:p>
            </text:list-item>
            <text:list-item>
              <text:p text:style-name="P2">Наиболее распространенные заблуждения по поводу тестирования.</text:p>
              <text:list>
                <text:list-item>
                  <text:p text:style-name="P2">Задача тестирования — доказать правильность работы программы.</text:p>
                </text:list-item>
                <text:list-item>
                  <text:p text:style-name="P3">Сессия тестирования прошла весьма удачно, если все тесты пройдены успешно.</text:p>
                </text:list-item>
                <text:list-item>
                  <text:p text:style-name="P3">Тестирование начинается, когда разработка подходит к концу.</text:p>
                </text:list-item>
                <text:list-item>
                  <text:p text:style-name="P3">Тестировать просто, поэтому этим занимаются более слабые специалисты.</text:p>
                </text:list-item>
                <text:list-item>
                  <text:p text:style-name="P3">Тестирование — исключительно творческий процесс, тестировщик ищет ошибки вслепую в расчете на везение.</text:p>
                </text:list-item>
                <text:list-item>
                  <text:p text:style-name="P3">Хороший программист сразу пишет правильный код, в тестировании нуждаются посредственные специалисты.</text:p>
                </text:list-item>
                <text:list-item>
                  <text:p text:style-name="P3">Разработчик не должен заниматься тестированием, его задача — передать написанный код специальному подразделению тестирования и исправить обнаруженные ими дефекты.</text:p>
                </text:list-item>
                <text:list-item>
                  <text:p text:style-name="P3">Отказавшись от тестирования, разработчик существенно увеличивает производительность своей работы.</text:p>
                </text:list-item>
                <text:list-item>
                  <text:p text:style-name="P3">Тестирование — преимущественно ручной процесс, крайне трудоемкий и рутинный.</text:p>
                </text:list-item>
                <text:list-item>
                  <text:p text:style-name="P3">Тестирование и отладка — практически одно и то же.</text:p>
                </text:list-item>
                <text:list-item>
                  <text:p text:style-name="P3">Для тестирования не нужны специальные инструменты и знания, все проблемы можно решить при помощи контрольной печати и пошагового выполнения кода в отладчике.</text:p>
                </text:list-item>
              </text:list>
            </text:list-item>
            <text:list-item>
              <text:p text:style-name="P4">Связанные дисциплины.</text:p>
              <text:list>
                <text:list-item>
                  <text:p text:style-name="P5">Управление качеством.</text:p>
                </text:list-item>
                <text:list-item>
                  <text:p text:style-name="P6"><text:span text:style-name="T6">Работа с требованиями</text:span><text:span text:style-name="T7">.</text:span></text:p>
                </text:list-item>
                <text:list-item>
                  <text:p text:style-name="P5">Отладка.</text:p>
                </text:list-item>
              </text:list>
            </text:list-item>
            <text:list-item>
              <text:p text:style-name="P5">Место процесса тестирования в жизненном цикле продукта.</text:p>
              <text:list>
                <text:list-item>
                  <text:p text:style-name="P5">V-модель жизненного цикла.</text:p>
                </text:list-item>
                <text:list-item>
                  <text:p text:style-name="P5">Уровни абстракции спецификаций продукта.</text:p>
                </text:list-item>
                <text:list-item>
                  <text:p text:style-name="P5">Соответствие уровней абстракции и тестирования.</text:p>
                </text:list-item>
              </text:list>
            </text:list-item>
            <text:list-item>
              <text:p text:style-name="P7">Виды тестирования (обзор).</text:p>
              <text:list>
                <text:list-item>
                  <text:p text:style-name="P8">По объектам тестирования.</text:p>
                  <text:list>
                    <text:list-item>
                      <text:p text:style-name="P8">Модульное тестирование.</text:p>
                    </text:list-item>
                    <text:list-item>
                      <text:p text:style-name="P8">Интеграционное тестирование.</text:p>
                    </text:list-item>
                    <text:list-item>
                      <text:p text:style-name="P8">Системное тестирование.</text:p>
                    </text:list-item>
                  </text:list>
                </text:list-item>
                <text:list-item>
                  <text:p text:style-name="P8">По цели тестирования.</text:p>
                  <text:list>
                    <text:list-item>
                      <text:p text:style-name="P8">Приемочное/квалификационное тестирование.</text:p>
                    </text:list-item>
                    <text:list-item>
                      <text:p text:style-name="P8"><text:soft-page-break/>Тестирование инсталляции.</text:p>
                    </text:list-item>
                    <text:list-item>
                      <text:p text:style-name="P8">Альфа/бета тестирование.</text:p>
                    </text:list-item>
                    <text:list-item>
                      <text:p text:style-name="P8">Тестирование надежности.</text:p>
                    </text:list-item>
                    <text:list-item>
                      <text:p text:style-name="P8">Регрессионное тестирование.</text:p>
                    </text:list-item>
                    <text:list-item>
                      <text:p text:style-name="P8">Тестирование производительности.</text:p>
                    </text:list-item>
                    <text:list-item>
                      <text:p text:style-name="P8">Тестирование безопасности.</text:p>
                    </text:list-item>
                    <text:list-item>
                      <text:p text:style-name="P8">Стрессовое тестирование.</text:p>
                    </text:list-item>
                    <text:list-item>
                      <text:p text:style-name="P8">Совместное тестирование.</text:p>
                    </text:list-item>
                    <text:list-item>
                      <text:p text:style-name="P9">Тестирование <text:span text:style-name="T2">восстановления.</text:span></text:p>
                    </text:list-item>
                    <text:list-item>
                      <text:p text:style-name="P10">Тестирование интерфейса.</text:p>
                    </text:list-item>
                    <text:list-item>
                      <text:p text:style-name="P10">Тестирование конфигурации.</text:p>
                    </text:list-item>
                    <text:list-item>
                      <text:p text:style-name="P10">Тестирование удобства использования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Работа тестировщика со спецификацией функциональных требований. Трассировка требований.</text:p>
        </text:list-item>
        <text:list-item>
          <text:p text:style-name="P11">Ручное и автоматизированное тестирование. Достоинства и недостатки.</text:p>
        </text:list-item>
        <text:list-item>
          <text:p text:style-name="P12">Как устроен автоматизированный тест. Четырехфазный паттерн.</text:p>
          <text:list>
            <text:list-item>
              <text:p text:style-name="P11">Инициализация.</text:p>
            </text:list-item>
            <text:list-item>
              <text:p text:style-name="P11">Выполнение.</text:p>
            </text:list-item>
            <text:list-item>
              <text:p text:style-name="P11">Оценка.</text:p>
            </text:list-item>
            <text:list-item>
              <text:p text:style-name="P11">Очистка.</text:p>
            </text:list-item>
          </text:list>
        </text:list-item>
        <text:list-item>
          <text:p text:style-name="P13">Модульные тесты.</text:p>
          <text:list>
            <text:list-item>
              <text:p text:style-name="P14">Основные отличия модульных тестов от остальных.</text:p>
              <text:list>
                <text:list-item>
                  <text:p text:style-name="P20">Модель «белого ящика».</text:p>
                </text:list-item>
                <text:list-item>
                  <text:p text:style-name="P20">Создание и использование командой разработки.</text:p>
                </text:list-item>
                <text:list-item>
                  <text:p text:style-name="P20">Очень частое выполнение (период от нескольких минут).</text:p>
                  <text:list>
                    <text:list-item>
                      <text:p text:style-name="P14">Высокая скорость.</text:p>
                    </text:list-item>
                    <text:list-item>
                      <text:p text:style-name="P14">Автоматизация.</text:p>
                    </text:list-item>
                  </text:list>
                </text:list-item>
                <text:list-item>
                  <text:p text:style-name="P14">Изоляция <text:span text:style-name="T9">от других модулей</text:span>.</text:p>
                </text:list-item>
              </text:list>
            </text:list-item>
            <text:list-item>
              <text:p text:style-name="P14">Принципы написания модульных тестов.</text:p>
              <text:list>
                <text:list-item>
                  <text:p text:style-name="P14">Взаимная независимость.</text:p>
                </text:list-item>
                <text:list-item>
                  <text:p text:style-name="P14">Конкретная направленность.</text:p>
                </text:list-item>
                <text:list-item>
                  <text:p text:style-name="P14">Информативность.</text:p>
                </text:list-item>
              </text:list>
            </text:list-item>
          </text:list>
        </text:list-item>
        <text:list-item>
          <text:p text:style-name="P13">Проблемы модульного тестирования процедурного кода.</text:p>
        </text:list-item>
        <text:list-item>
          <text:p text:style-name="P21">Ceedling <text:span text:style-name="T5">Framework </text:span><text:span text:style-name="T4">как инструмент модульного тестирования кода на </text:span><text:span text:style-name="T5">C.</text:span></text:p>
          <text:list>
            <text:list-item>
              <text:p text:style-name="P23">Ceedling – <text:span text:style-name="T3">оболочка управления сборкой и тестированием проекта.</text:span></text:p>
            </text:list-item>
            <text:list-item>
              <text:p text:style-name="P23">Unity – <text:span text:style-name="T3">фреймворк модульного тестирования.</text:span></text:p>
            </text:list-item>
            <text:list-item>
              <text:p text:style-name="P23">CMock – <text:span text:style-name="T3">генератор заглушек и мок-функций.</text:span></text:p>
            </text:list-item>
            <text:list-item>
              <text:p text:style-name="P23"><text:span text:style-name="T3">CException </text:span>–<text:span text:style-name="T3"> обработка исключений в языке </text:span>C.</text:p>
            </text:list-item>
          </text:list>
        </text:list-item>
        <text:list-item>
          <text:p text:style-name="P15">Понятие рефакторинга. </text:p>
          <text:list>
            <text:list-item>
              <text:p text:style-name="P19">Примеры простейших рефакторингов.</text:p>
            </text:list-item>
            <text:list-item>
              <text:p text:style-name="P15"><text:span text:style-name="T8">Тесная связь рефакторинга с модульным тестированием.</text:span></text:p>
            </text:list-item>
          </text:list>
        </text:list-item>
        <text:list-item>
          <text:p text:style-name="P18">Цикл <text:span text:style-name="T1">TDD.</text:span></text:p>
          <text:list>
            <text:list-item>
              <text:p text:style-name="P18">«Классический» цикл <text:span text:style-name="T1">TDD.</text:span></text:p>
            </text:list-item>
            <text:list-item>
              <text:p text:style-name="P18">Особенности цикла <text:span text:style-name="T1">TDD </text:span>при использовании среды кросс-разработки.</text:p>
            </text:list-item>
          </text:list>
        </text:list-item>
        <text:list-item>
          <text:p text:style-name="P22">TDD vs<text:span text:style-name="T3"> </text:span>DLP.</text:p>
          <text:list>
            <text:list-item>
              <text:p text:style-name="P16">Влияние <text:span text:style-name="T1">TDD </text:span>на архитектуру кода.</text:p>
            </text:list-item>
            <text:list-item>
              <text:p text:style-name="P16"><text:soft-page-break/>Использование архитектурных паттернов для уменьшения межмодульных зависимостей.</text:p>
            </text:list-item>
          </text:list>
        </text:list-item>
        <text:list-item>
          <text:p text:style-name="P11">Инструменты непрерывной интеграции, развертывания и поставки продукта.</text:p>
        </text:list-item>
        <text:list-item>
          <text:p text:style-name="P17">Другие инструменты поддержания качества кода.</text:p>
          <text:list>
            <text:list-item>
              <text:p text:style-name="P17">Статический анализ кода.</text:p>
            </text:list-item>
            <text:list-item>
              <text:p text:style-name="P17">Код-ревью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9T13:01:09.459000000</meta:creation-date>
    <dc:date>2023-01-23T12:29:02.059000000</dc:date>
    <meta:editing-duration>P1DT10H27M57S</meta:editing-duration>
    <meta:editing-cycles>10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80" meta:word-count="442" meta:character-count="3825" meta:non-whitespace-character-count="3374"/>
  </office:meta>
</office:document-meta>
</file>